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>
      <style:table-cell-properties fo:border-bottom="none" fo:border-left="0.99pt solid #000000" fo:border-right="none" fo:border-top="none"/>
    </style:style>
    <style:style style:name="ce33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37" style:family="table-cell" style:parent-style-name="Pivot_20_Table_20_Value">
      <style:table-cell-properties fo:border-bottom="none" fo:border-left="none" fo:border-right="2.01pt solid #000000" fo:border-top="none"/>
    </style:style>
    <style:style style:name="ce38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5.997cm" svg:height="9.004cm" svg:x="12.363cm" svg:y="3.931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2"/>
        <table:table-column table:style-name="co1" table:default-cell-style-name="ce37"/>
        <table:table-row table:style-name="ro1">
          <table:table-cell table:style-name="ce24" office:value-type="string" calcext:value-type="string">
            <text:p>Somme - montant</text:p>
          </table:table-cell>
          <table:table-cell table:style-name="ce29" office:value-type="string" calcext:value-type="string">
            <text:p>typevente</text:p>
          </table:table-cell>
          <table:table-cell table:style-name="ce34"/>
        </table:table-row>
        <table:table-row table:style-name="ro1">
          <table:table-cell table:style-name="ce25" office:value-type="string" calcext:value-type="string">
            <text:p>annee</text:p>
          </table:table-cell>
          <table:table-cell table:style-name="ce30" office:value-type="string" calcext:value-type="string">
            <text:p>N</text:p>
          </table:table-cell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26" office:value-type="float" office:value="2020" calcext:value-type="float">
            <text:p>2020</text:p>
          </table:table-cell>
          <table:table-cell table:style-name="ce31" office:value-type="float" office:value="14687" calcext:value-type="float">
            <text:p>14687</text:p>
          </table:table-cell>
          <table:table-cell table:style-name="ce36" office:value-type="float" office:value="9406" calcext:value-type="float">
            <text:p>94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06" calcext:value-type="float">
            <text:p>13206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438" calcext:value-type="float">
            <text:p>17438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433" calcext:value-type="float">
            <text:p>19433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table:style-name="ce28" office:value-type="float" office:value="2024" calcext:value-type="float">
            <text:p>2024</text:p>
          </table:table-cell>
          <table:table-cell table:style-name="ce33" office:value-type="float" office:value="22361" calcext:value-type="float">
            <text:p>22361</text:p>
          </table:table-cell>
          <table:table-cell table:style-name="ce38" office:value-type="float" office:value="13679" calcext:value-type="float">
            <text:p>1367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Feuille1_1_1_1'.B2:'Table dynamique_Table dynamique_Table dynamique_Feuille1_1_1_1'.C7"/>
      </table:database-ranges>
      <table:data-pilot-tables>
        <table:data-pilot-table table:name="DataPilot1" table:application-data="" table:target-range-address="'Table dynamique_Table dynamique_Table dynamique_Feuille1_1_1_1'.A1:'Table dynamique_Table dynamique_Table dynamique_Feuille1_1_1_1'.C7" table:buttons="'Table dynamique_Table dynamique_Table dynamique_Feuille1_1_1_1'.A2 'Table dynamique_Table dynamique_Table dynamique_Feuille1_1_1_1'.B1" table:grand-total="none" table:show-filter-button="false" table:drill-down-on-double-click="false">
          <table:database-source-query table:database-name="vraiSAEBD" table:query-name="Graph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6" table:display="true" table:show-details="true"/>
                <table:data-pilot-member table:name="9406" table:display="true" table:show-details="true"/>
                <table:data-pilot-member table:name="11383" table:display="true" table:show-details="true"/>
                <table:data-pilot-member table:name="11909" table:display="true" table:show-details="true"/>
                <table:data-pilot-member table:name="13206" table:display="true" table:show-details="true"/>
                <table:data-pilot-member table:name="13679" table:display="true" table:show-details="true"/>
                <table:data-pilot-member table:name="14687" table:display="true" table:show-details="true"/>
                <table:data-pilot-member table:name="17438" table:display="true" table:show-details="true"/>
                <table:data-pilot-member table:name="19433" table:display="true" table:show-details="true"/>
                <table:data-pilot-member table:name="223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8:08:31.252202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16:10.736465234</meta:creation-date>
    <dc:date>2025-03-25T18:15:59.357309502</dc:date>
    <meta:editing-duration>PT15M54S</meta:editing-duration>
    <meta:editing-cycles>2</meta:editing-cycles>
    <meta:generator>LibreOffice/24.2.7.2$Linux_X86_64 LibreOffice_project/420$Build-2</meta:generator>
    <meta:document-statistic meta:table-count="4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line" chart:style-name="ch1">
        <chart:title svg:x="5.468cm" svg:y="0.316cm" chart:style-name="ch2">
          <text:p>Evolution chiffre d'affaire</text:p>
        </chart:title>
        <chart:subtitle svg:x="4.066cm" svg:y="1.275cm" chart:style-name="ch3">
          <text:p>Comparaison ventes en ligne et en magasin</text:p>
        </chart:subtitle>
        <chart:legend chart:legend-position="end" svg:x="13.189cm" svg:y="2.951cm" style:legend-expansion="high" chart:style-name="ch4"/>
        <chart:plot-area chart:style-name="ch5" table:cell-range-address="PivotChart" chart:data-source-has-labels="column" svg:x="0.319cm" svg:y="2.138cm" svg:width="12.551cm" svg:height="5.787cm">
          <chart:coordinate-region svg:x="1.523cm" svg:y="2.337cm" svg:width="10.975cm" svg:height="4.941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series chart:style-name="ch9" chart:values-cell-range-address="PT@data 1" chart:label-cell-address="PT@label 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687">
                <text:p>14687</text:p>
                <draw:g>
                  <svg:desc>PT@data 0</svg:desc>
                </draw:g>
              </table:table-cell>
              <table:table-cell office:value-type="float" office:value="9406">
                <text:p>940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06">
                <text:p>13206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438">
                <text:p>17438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433">
                <text:p>19433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61">
                <text:p>22361</text:p>
              </table:table-cell>
              <table:table-cell office:value-type="float" office:value="13679">
                <text:p>13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